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0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927cm"/>
    </style:style>
    <style:style style:name="co4" style:family="table-column">
      <style:table-column-properties fo:break-before="auto" style:column-width="3.134cm"/>
    </style:style>
    <style:style style:name="co5" style:family="table-column">
      <style:table-column-properties fo:break-before="auto" style:column-width="4.7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 style:data-style-name="N1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ETU</text:p>
          </table:table-cell>
          <table:table-cell office:value-type="string" calcext:value-type="string">
            <text:p>Tache</text:p>
          </table:table-cell>
          <table:table-cell office:value-type="string" calcext:value-type="string">
            <text:p>Estimation</text:p>
          </table:table-cell>
          <table:table-cell office:value-type="string" calcext:value-type="string">
            <text:p>Temps passé</text:p>
          </table:table-cell>
          <table:table-cell office:value-type="string" calcext:value-type="string">
            <text:p>Reste à faire</text:p>
          </table:table-cell>
          <table:table-cell table:style-name="Default" office:value-type="string" calcext:value-type="string">
            <text:p>Avancement</text:p>
          </table:table-cell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table admi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fonction login admi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formulaire logi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login admi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table parcell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get all parcell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insert parcell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update parcell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delete parcelle by i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get parcelle by i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formulaire parcell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liste parcelle + btn update + btn delet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on load → get parcell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insert parcelle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update parcell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delete parcell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estion Cueilleu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table cueilleur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Gestion Cueilleu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get all cueilleu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Gestion Cueilleu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insert cueilleu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Gestion Cueilleu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update cueilleu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2">
          <table:table-cell office:value-type="string" calcext:value-type="string">
            <text:p>Gestion Cueilleu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<text:span text:style-name="T1">fonction delete cueilleur</text:span> by 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2">
          <table:table-cell office:value-type="string" calcext:value-type="string">
            <text:p>Gestion Cueilleu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<text:span text:style-name="T1">fonction get cueilleur</text:span> by 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estion Cueilleur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formulaire cueilleu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Gestion Cueilleur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liste cueilleur + btn update + btn delete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office:value-type="string" calcext:value-type="string">
            <text:p>Gestion Cueilleur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<text:span text:style-name="T1">on load → get cueilleur</text:span>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Gestion Cueilleur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insert cueilleur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Gestion Cueilleur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update cueilleu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Gestion Cueilleur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delete cueilleu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estion Category Depen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table depen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Gestion Category Depen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get all depen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Gestion Category Depen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insert depens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Gestion Category Depen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update depen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2">
          <table:table-cell office:value-type="string" calcext:value-type="string">
            <text:p>Gestion Category Depen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<text:span text:style-name="T1">fonction delete depense</text:span> by 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2">
          <table:table-cell office:value-type="string" calcext:value-type="string">
            <text:p>Gestion Category Depen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<text:span text:style-name="T1">fonction get depense</text:span> by 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estion Category Depens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formulaire categorie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Gestion Category Depens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liste categorie + btn update + btn delete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estion Category Depens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on load → get category depense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Gestion Category Depens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insert category depen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Gestion Category Depens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update category depen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Gestion Category Depens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delete category depens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estion Variet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table variet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Gestion Variet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get all variet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Gestion Variet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insert variet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2">
          <table:table-cell office:value-type="string" calcext:value-type="string">
            <text:p>Gestion Variet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<text:span text:style-name="T1">fonction delete variete</text:span> by 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estion Variet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formulaire variete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Gestion Variet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liste variete + btn update + btn delete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office:value-type="string" calcext:value-type="string">
            <text:p>Gestion Variet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<text:span text:style-name="T1">on load → get variete</text:span>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Gestion Variet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insert variet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Gestion Variet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delete variet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ogin Utilisateu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table utilisateur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Login Utilisateu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fonction login utilisateur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Login Utilisateur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formulaire login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Login Utilisateur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login utilisateu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aisie Depen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table depens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Saisie Depen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fonction insert depen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Saisie Depens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formulaire depense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Saisie Depens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insert depen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aisie Cueillett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table cueillett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Saisie Cueillett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fonction insert cueillett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Saisie Cueillett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vue production parcell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Saisie Cueillett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9" calcext:value-type="float">
            <text:p>2589</text:p>
          </table:table-cell>
          <table:table-cell office:value-type="string" calcext:value-type="string">
            <text:p>creer vue reste parcell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Saisie Cueillett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9" calcext:value-type="float">
            <text:p>2589</text:p>
          </table:table-cell>
          <table:table-cell office:value-type="string" calcext:value-type="string">
            <text:p>creer fonction quantite restant parcell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Saisie Cueillett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formulaire cueillette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Saisie Cueillett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quantite restant → insert cueillett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sultat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fonction poids total cueillett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Resultat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8" calcext:value-type="float">
            <text:p>2588</text:p>
          </table:table-cell>
          <table:table-cell office:value-type="string" calcext:value-type="string">
            <text:p>creer fonction depense tota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Resultat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8" calcext:value-type="float">
            <text:p>2588</text:p>
          </table:table-cell>
          <table:table-cell office:value-type="string" calcext:value-type="string">
            <text:p>creer fonction <text:s/>vente tota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Resulta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formulaire resultat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Resulta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tableau resultat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Resultat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form submit → poids total, depense total, poids restant, vente total → tableau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aiement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fonction get paiement entre deux dat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Paiemen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formulaire paiement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Paiemen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tableau paiement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Paiement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form submit → get paiement entre deux dates → tableau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fonction udpate configurati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fonction udpate sais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fonction get configuratio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fonction get sais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formulaire poids mi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4" calcext:value-type="float">
            <text:p>2744</text:p>
          </table:table-cell>
          <table:table-cell office:value-type="string" calcext:value-type="string">
            <text:p>formulaire bonu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5" calcext:value-type="float">
            <text:p>2745</text:p>
          </table:table-cell>
          <table:table-cell office:value-type="string" calcext:value-type="string">
            <text:p>formulaire malu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6" calcext:value-type="float">
            <text:p>2746</text:p>
          </table:table-cell>
          <table:table-cell office:value-type="string" calcext:value-type="string">
            <text:p>formulaire sais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form submit → update poids mi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form submit → update bonu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form submit → update malu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form submit → update sais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load→ get configurati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load→ get sais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fonction get complete data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formulaire date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4" calcext:value-type="float">
            <text:p>2744</text:p>
          </table:table-cell>
          <table:table-cell office:value-type="string" calcext:value-type="string">
            <text:p>carte parcelle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form submit→ get complete data → carte parcell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ooter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footer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 table:number-rows-repeated="3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number:min-decimal-places="0" number:min-integer-digits="1"/>
      <number:text>%</number:text>
    </number:percentage-style>
    <number:currency-style style:name="N10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0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5P0"/>
    </number:currency-style>
    <number:currency-style style:name="N10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0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6P0"/>
    </number:currency-style>
    <number:currency-style style:name="N10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0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0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month/>
      <number:text>/</number:text>
      <number:day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1P2" style:volatile="true">
      <number:currency-symbol/>
      <number:fill-character> </number:fill-character>
      <number:text>-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28">
      <number:number number:decimal-places="2" number:min-decimal-places="2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Percent" style:display-name="Excel Built-in Percent" style:family="table-cell" style:parent-style-name="Defa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3T16:48:38.297000000</dc:date>
    <meta:editing-duration>PT12H17M27S</meta:editing-duration>
    <meta:editing-cycles>14</meta:editing-cycles>
    <meta:generator>LibreOffice/7.4.4.2$Windows_X86_64 LibreOffice_project/85569322deea74ec9134968a29af2df5663baa21</meta:generator>
    <meta:document-statistic meta:table-count="1" meta:cell-count="848" meta:object-count="0"/>
  </office:meta>
</office:document-meta>
</file>